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20mm"/>
    </style:style>
    <style:style style:name="ro1" style:family="table-row">
      <style:table-row-properties style:row-height="12.9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Heading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weight-asian="bold" style:font-weight-complex="bold"/>
    </style:style>
    <style:style style:name="ce4" style:family="table-cell" style:parent-style-name="Heading1">
      <style:table-cell-properties fo:background-color="#eeeeee" fo:border="0.06pt solid #000000"/>
      <style:paragraph-properties fo:margin-left="0mm"/>
      <style:text-properties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Texto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Texto">
      <style:table-cell-properties fo:border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cimal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cimal">
      <style:table-cell-properties fo:border="0.06pt solid #000000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cimal">
      <style:table-cell-properties fo:border="0.06pt solid #000000"/>
      <style:text-properties style:font-name="DejaVu Sans" fo:font-weight="bold" style:font-name-asian="Noto Sans CJK JP Regular" style:font-weight-asian="bold" style:font-name-complex="Lohit Devanagari" style:font-weight-complex="bold"/>
    </style:style>
    <style:style style:name="ce13" style:family="table-cell" style:parent-style-name="Decimal">
      <style:table-cell-properties fo:border="0.06pt solid #000000"/>
      <style:text-properties style:font-name="DejaVu Sans" style:font-name-asian="Noto Sans CJK JP Regular" style:font-name-complex="Lohit Devanagari"/>
    </style:style>
    <style:style style:name="ce14" style:family="table-cell" style:parent-style-name="Decimal">
      <style:text-properties fo:font-weight="bold" style:font-weight-asian="bold" style:font-weight-complex="bold"/>
    </style:style>
    <style:style style:name="ce15" style:family="table-cell" style:parent-style-name="Heading1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eeeeee" fo:border="0.06pt solid 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51">
      <style:text-properties style:font-name="DejaVu Sans" style:font-name-asian="Noto Sans CJK JP Regular" style:font-name-complex="Lohit Devanagari"/>
    </style:style>
  </office:automatic-styles>
  <office:body>
    <office:spreadsheet>
      <table:calculation-settings table:automatic-find-labels="false"/>
      <table:table table:name="${titulo}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1" table:default-cell-style-name="ce13"/>
        <table:table-column table:style-name="co3" table:default-cell-style-name="ce10"/>
        <table:table-column table:style-name="co1" table:default-cell-style-name="ce13"/>
        <table:table-column table:style-name="co3" table:default-cell-style-name="ce10"/>
        <table:table-column table:style-name="co1" table:default-cell-style-name="ce13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3"/>
        <table:table-column table:style-name="co3" table:default-cell-style-name="ce10"/>
        <table:table-column table:style-name="co1" table:default-cell-style-name="ce13"/>
        <table:table-column table:style-name="co2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${titulo}</text:p>
          </table:table-cell>
          <table:covered-table-cell table:number-columns-repeated="7" table:style-name="Default"/>
          <table:covered-table-cell table:number-columns-repeated="21"/>
          <table:covered-table-cell table:number-columns-repeated="3" table:style-name="Default"/>
          <table:table-cell table:number-columns-repeated="992"/>
        </table:table-row>
        <table:table-row table:style-name="ro2">
          <table:table-cell/>
          <table:table-cell table:style-name="Default" table:number-columns-repeated="7"/>
          <table:table-cell table:number-columns-repeated="21"/>
          <table:table-cell table:style-name="ce17"/>
          <table:table-cell table:style-name="Default"/>
          <table:table-cell table:style-name="ce18"/>
          <table:table-cell table:number-columns-repeated="992"/>
        </table:table-row>
        <table:table-row table:style-name="ro3">
          <table:table-cell table:style-name="ce2" office:value-type="string" calcext:value-type="string" table:number-columns-spanned="32" table:number-rows-spanned="1">
            <text:p>Orçamento: ${orcamento.descricao}</text:p>
          </table:table-cell>
          <table:covered-table-cell table:number-columns-repeated="7" table:style-name="Default"/>
          <table:covered-table-cell table:number-columns-repeated="21"/>
          <table:covered-table-cell table:number-columns-repeated="3" table:style-name="Default"/>
          <table:table-cell table:number-columns-repeated="992"/>
        </table:table-row>
        <table:table-row table:style-name="ro2">
          <table:table-cell/>
          <table:table-cell table:style-name="Default" table:number-columns-repeated="7"/>
          <table:table-cell table:number-columns-repeated="21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3">
            <text:p>Código</text:p>
          </table:table-cell>
          <table:table-cell table:style-name="ce3" office:value-type="string" calcext:value-type="string" table:number-columns-spanned="1" table:number-rows-spanned="3">
            <text:p>Descrição</text:p>
          </table:table-cell>
          <table:table-cell table:style-name="ce3" office:value-type="string" calcext:value-type="string" table:number-columns-spanned="2" table:number-rows-spanned="2">
            <text:p>Orçado</text:p>
          </table:table-cell>
          <table:covered-table-cell table:style-name="ce11"/>
          <table:table-cell table:style-name="ce3" office:value-type="string" calcext:value-type="string" table:number-columns-spanned="2" table:number-rows-spanned="2">
            <text:p>Realizado Total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Orçado – Realizado</text:p>
          </table:table-cell>
          <table:covered-table-cell table:style-name="Default"/>
          <table:table-cell table:style-name="ce15" office:value-type="string" calcext:value-type="string" table:number-columns-spanned="24" table:number-rows-spanned="1">
            <text:p>Realizado por período</text:p>
          </table:table-cell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style-name="ce15"/>
          <table:covered-table-cell table:style-name="ce16"/>
          <table:table-cell table:number-columns-repeated="992"/>
        </table:table-row>
        <table:table-row table:style-name="ro2">
          <table:covered-table-cell table:number-columns-repeated="3" table:style-name="ce3"/>
          <table:covered-table-cell table:style-name="ce11"/>
          <table:covered-table-cell table:style-name="ce15" office:value-type="string" calcext:value-type="string">
            <text:p>Total</text:p>
          </table:covered-table-cell>
          <table:covered-table-cell table:style-name="Default"/>
          <table:table-cell table:style-name="ce15" office:value-type="string" calcext:value-type="string" table:number-columns-spanned="2" table:number-rows-spanned="1">
            <text:p>Diferença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${linha_titulo.titulo_01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2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3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4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5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6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7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8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09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10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11}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${linha_titulo.titulo_12}</text:p>
          </table:table-cell>
          <table:covered-table-cell table:style-name="ce16"/>
          <table:table-cell table:number-columns-repeated="992"/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Quantidade</text:p>
          </table:table-cell>
          <table:table-cell table:style-name="ce4" office:value-type="string" calcext:value-type="string">
            <text:p>Valor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<text:a xlink:href="py3o://for=%22linha%20in%20linhas%22" xlink:type="simple">for="linha in linhas"</text:a></text:p>
          </table:table-cell>
          <table:table-cell table:style-name="ce5" table:number-columns-repeated="31"/>
          <table:table-cell table:number-columns-repeated="992"/>
        </table:table-row>
        <table:table-row table:style-name="ro2">
          <table:table-cell table:style-name="ce5" office:value-type="string" calcext:value-type="string">
            <text:p><text:a xlink:href="py3o://if=%22linha.tipo%20==%20'E'%22" xlink:type="simple">if="linha.tipo == 'E'"</text:a></text:p>
          </table:table-cell>
          <table:table-cell table:style-name="ce5" table:number-columns-repeated="31"/>
          <table:table-cell table:number-columns-repeated="992"/>
        </table:table-row>
        <table:table-row table:style-name="ro2">
          <table:table-cell table:style-name="ce6" office:value-type="string" calcext:value-type="string">
            <text:p>${linha.codigo}</text:p>
          </table:table-cell>
          <table:table-cell table:style-name="ce6" office:value-type="string" calcext:value-type="string">
            <text:p>${linha.descricao}</text:p>
          </table:table-cell>
          <table:table-cell table:style-name="ce9" table:formula="of:=VALUE(&quot;${linha.quantidade}&quot;)" office:value-type="string" office:string-value="" calcext:value-type="error">
            <text:p>Erro:502</text:p>
          </table:table-cell>
          <table:table-cell table:style-name="ce12" table:formula="of:=VALUE(&quot;${linha.vr_produto}&quot;)" office:value-type="string" office:string-value="" calcext:value-type="error">
            <text:p>Erro:502</text:p>
          </table:table-cell>
          <table:table-cell table:style-name="ce9" table:formula="of:=VALUE(&quot;${linha.quantidade_total}&quot;)" office:value-type="string" office:string-value="" calcext:value-type="error">
            <text:p>Erro:502</text:p>
          </table:table-cell>
          <table:table-cell table:style-name="ce12" table:formula="of:=VALUE(&quot;${linha.vr_produto_total}&quot;)" office:value-type="string" office:string-value="" calcext:value-type="error">
            <text:p>Erro:502</text:p>
          </table:table-cell>
          <table:table-cell table:style-name="ce9" table:formula="of:=VALUE(&quot;${linha.quantidade_diferenca}&quot;)" office:value-type="string" office:string-value="" calcext:value-type="error">
            <text:p>Erro:502</text:p>
          </table:table-cell>
          <table:table-cell table:style-name="ce12" table:formula="of:=VALUE(&quot;${linha.vr_produto_diferenca}&quot;)" office:value-type="string" office:string-value="" calcext:value-type="error">
            <text:p>Erro:502</text:p>
          </table:table-cell>
          <table:table-cell table:style-name="ce9" table:formula="of:=VALUE(&quot;${linha.quantidade_01}&quot;)" office:value-type="string" office:string-value="" calcext:value-type="error">
            <text:p>Erro:502</text:p>
          </table:table-cell>
          <table:table-cell table:style-name="ce12" table:formula="of:=VALUE(&quot;${linha.vr_produto_01}&quot;)" office:value-type="string" office:string-value="" calcext:value-type="error">
            <text:p>Erro:502</text:p>
          </table:table-cell>
          <table:table-cell table:style-name="ce9" table:formula="of:=VALUE(&quot;${linha.quantidade_02}&quot;)" office:value-type="string" office:string-value="" calcext:value-type="error">
            <text:p>Erro:502</text:p>
          </table:table-cell>
          <table:table-cell table:style-name="ce12" table:formula="of:=VALUE(&quot;${linha.vr_produto_02}&quot;)" office:value-type="string" office:string-value="" calcext:value-type="error">
            <text:p>Erro:502</text:p>
          </table:table-cell>
          <table:table-cell table:style-name="ce9" table:formula="of:=VALUE(&quot;${linha.quantidade_03}&quot;)" office:value-type="string" office:string-value="" calcext:value-type="error">
            <text:p>Erro:502</text:p>
          </table:table-cell>
          <table:table-cell table:style-name="ce12" table:formula="of:=VALUE(&quot;${linha.vr_produto_03}&quot;)" office:value-type="string" office:string-value="" calcext:value-type="error">
            <text:p>Erro:502</text:p>
          </table:table-cell>
          <table:table-cell table:style-name="ce9" table:formula="of:=VALUE(&quot;${linha.quantidade_04}&quot;)" office:value-type="string" office:string-value="" calcext:value-type="error">
            <text:p>Erro:502</text:p>
          </table:table-cell>
          <table:table-cell table:style-name="ce12" table:formula="of:=VALUE(&quot;${linha.vr_produto_04}&quot;)" office:value-type="string" office:string-value="" calcext:value-type="error">
            <text:p>Erro:502</text:p>
          </table:table-cell>
          <table:table-cell table:style-name="ce9" table:formula="of:=VALUE(&quot;${linha.quantidade_05}&quot;)" office:value-type="string" office:string-value="" calcext:value-type="error">
            <text:p>Erro:502</text:p>
          </table:table-cell>
          <table:table-cell table:style-name="ce12" table:formula="of:=VALUE(&quot;${linha.vr_produto_05}&quot;)" office:value-type="string" office:string-value="" calcext:value-type="error">
            <text:p>Erro:502</text:p>
          </table:table-cell>
          <table:table-cell table:style-name="ce9" table:formula="of:=VALUE(&quot;${linha.quantidade_06}&quot;)" office:value-type="string" office:string-value="" calcext:value-type="error">
            <text:p>Erro:502</text:p>
          </table:table-cell>
          <table:table-cell table:style-name="ce12" table:formula="of:=VALUE(&quot;${linha.vr_produto_06}&quot;)" office:value-type="string" office:string-value="" calcext:value-type="error">
            <text:p>Erro:502</text:p>
          </table:table-cell>
          <table:table-cell table:style-name="ce9" table:formula="of:=VALUE(&quot;${linha.quantidade_07}&quot;)" office:value-type="string" office:string-value="" calcext:value-type="error">
            <text:p>Erro:502</text:p>
          </table:table-cell>
          <table:table-cell table:style-name="ce12" table:formula="of:=VALUE(&quot;${linha.vr_produto_07}&quot;)" office:value-type="string" office:string-value="" calcext:value-type="error">
            <text:p>Erro:502</text:p>
          </table:table-cell>
          <table:table-cell table:style-name="ce9" table:formula="of:=VALUE(&quot;${linha.quantidade_08}&quot;)" office:value-type="string" office:string-value="" calcext:value-type="error">
            <text:p>Erro:502</text:p>
          </table:table-cell>
          <table:table-cell table:style-name="ce12" table:formula="of:=VALUE(&quot;${linha.vr_produto_08}&quot;)" office:value-type="string" office:string-value="" calcext:value-type="error">
            <text:p>Erro:502</text:p>
          </table:table-cell>
          <table:table-cell table:style-name="ce9" table:formula="of:=VALUE(&quot;${linha.quantidade_09}&quot;)" office:value-type="string" office:string-value="" calcext:value-type="error">
            <text:p>Erro:502</text:p>
          </table:table-cell>
          <table:table-cell table:style-name="ce12" table:formula="of:=VALUE(&quot;${linha.vr_produto_09}&quot;)" office:value-type="string" office:string-value="" calcext:value-type="error">
            <text:p>Erro:502</text:p>
          </table:table-cell>
          <table:table-cell table:style-name="ce9" table:formula="of:=VALUE(&quot;${linha.quantidade_10}&quot;)" office:value-type="string" office:string-value="" calcext:value-type="error">
            <text:p>Erro:502</text:p>
          </table:table-cell>
          <table:table-cell table:style-name="ce12" table:formula="of:=VALUE(&quot;${linha.vr_produto_10}&quot;)" office:value-type="string" office:string-value="" calcext:value-type="error">
            <text:p>Erro:502</text:p>
          </table:table-cell>
          <table:table-cell table:style-name="ce9" table:formula="of:=VALUE(&quot;${linha.quantidade_11}&quot;)" office:value-type="string" office:string-value="" calcext:value-type="error">
            <text:p>Erro:502</text:p>
          </table:table-cell>
          <table:table-cell table:style-name="ce12" table:formula="of:=VALUE(&quot;${linha.vr_produto_11}&quot;)" office:value-type="string" office:string-value="" calcext:value-type="error">
            <text:p>Erro:502</text:p>
          </table:table-cell>
          <table:table-cell table:style-name="ce9" table:formula="of:=VALUE(&quot;${linha.quantidade_12}&quot;)" office:value-type="string" office:string-value="" calcext:value-type="error">
            <text:p>Erro:502</text:p>
          </table:table-cell>
          <table:table-cell table:style-name="ce12" table:formula="of:=VALUE(&quot;${linha.vr_produto_12}&quot;)" office:value-type="string" office:string-value="" calcext:value-type="error">
            <text:p>Erro:502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<text:a xlink:href="py3o:///if" xlink:type="simple">/if</text:a></text:p>
          </table:table-cell>
          <table:table-cell table:number-columns-repeated="7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number-columns-repeated="995"/>
        </table:table-row>
        <table:table-row table:style-name="ro2">
          <table:table-cell table:style-name="ce5" office:value-type="string" calcext:value-type="string">
            <text:p><text:a xlink:href="py3o://if=%22linha.tipo%20!=%20'E'%22" xlink:type="simple">if="linha.tipo != 'E'"</text:a></text:p>
          </table:table-cell>
          <table:table-cell table:number-columns-repeated="7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number-columns-repeated="995"/>
        </table:table-row>
        <table:table-row table:style-name="ro2">
          <table:table-cell table:style-name="ce7" office:value-type="string" calcext:value-type="string">
            <text:p>${linha.codigo}</text:p>
          </table:table-cell>
          <table:table-cell office:value-type="string" calcext:value-type="string">
            <text:p>${linha.descricao}</text:p>
          </table:table-cell>
          <table:table-cell table:formula="of:=VALUE(&quot;${linha.quantidade}&quot;)" office:value-type="string" office:string-value="" calcext:value-type="error">
            <text:p>Erro:502</text:p>
          </table:table-cell>
          <table:table-cell table:formula="of:=VALUE(&quot;${linha.vr_produto}&quot;)" office:value-type="string" office:string-value="" calcext:value-type="error">
            <text:p>Erro:502</text:p>
          </table:table-cell>
          <table:table-cell table:formula="of:=VALUE(&quot;${linha.quantidade_total}&quot;)" office:value-type="string" office:string-value="" calcext:value-type="error">
            <text:p>Erro:502</text:p>
          </table:table-cell>
          <table:table-cell table:formula="of:=VALUE(&quot;${linha.vr_produto_total}&quot;)" office:value-type="string" office:string-value="" calcext:value-type="error">
            <text:p>Erro:502</text:p>
          </table:table-cell>
          <table:table-cell table:formula="of:=VALUE(&quot;${linha.quantidade_diferenca}&quot;)" office:value-type="string" office:string-value="" calcext:value-type="error">
            <text:p>Erro:502</text:p>
          </table:table-cell>
          <table:table-cell table:formula="of:=VALUE(&quot;${linha.vr_produto_diferenca}&quot;)" office:value-type="string" office:string-value="" calcext:value-type="error">
            <text:p>Erro:502</text:p>
          </table:table-cell>
          <table:table-cell table:style-name="ce10" table:formula="of:=VALUE(&quot;${linha.quantidade_01}&quot;)" office:value-type="string" office:string-value="" calcext:value-type="error">
            <text:p>Erro:502</text:p>
          </table:table-cell>
          <table:table-cell table:style-name="ce13" table:formula="of:=VALUE(&quot;${linha.vr_produto_01}&quot;)" office:value-type="string" office:string-value="" calcext:value-type="error">
            <text:p>Erro:502</text:p>
          </table:table-cell>
          <table:table-cell table:style-name="ce10" table:formula="of:=VALUE(&quot;${linha.quantidade_02}&quot;)" office:value-type="string" office:string-value="" calcext:value-type="error">
            <text:p>Erro:502</text:p>
          </table:table-cell>
          <table:table-cell table:style-name="ce13" table:formula="of:=VALUE(&quot;${linha.vr_produto_02}&quot;)" office:value-type="string" office:string-value="" calcext:value-type="error">
            <text:p>Erro:502</text:p>
          </table:table-cell>
          <table:table-cell table:style-name="ce10" table:formula="of:=VALUE(&quot;${linha.quantidade_03}&quot;)" office:value-type="string" office:string-value="" calcext:value-type="error">
            <text:p>Erro:502</text:p>
          </table:table-cell>
          <table:table-cell table:style-name="ce13" table:formula="of:=VALUE(&quot;${linha.vr_produto_03}&quot;)" office:value-type="string" office:string-value="" calcext:value-type="error">
            <text:p>Erro:502</text:p>
          </table:table-cell>
          <table:table-cell table:style-name="ce10" table:formula="of:=VALUE(&quot;${linha.quantidade_04}&quot;)" office:value-type="string" office:string-value="" calcext:value-type="error">
            <text:p>Erro:502</text:p>
          </table:table-cell>
          <table:table-cell table:style-name="ce13" table:formula="of:=VALUE(&quot;${linha.vr_produto_04}&quot;)" office:value-type="string" office:string-value="" calcext:value-type="error">
            <text:p>Erro:502</text:p>
          </table:table-cell>
          <table:table-cell table:style-name="ce10" table:formula="of:=VALUE(&quot;${linha.quantidade_05}&quot;)" office:value-type="string" office:string-value="" calcext:value-type="error">
            <text:p>Erro:502</text:p>
          </table:table-cell>
          <table:table-cell table:style-name="ce13" table:formula="of:=VALUE(&quot;${linha.vr_produto_05}&quot;)" office:value-type="string" office:string-value="" calcext:value-type="error">
            <text:p>Erro:502</text:p>
          </table:table-cell>
          <table:table-cell table:style-name="ce10" table:formula="of:=VALUE(&quot;${linha.quantidade_06}&quot;)" office:value-type="string" office:string-value="" calcext:value-type="error">
            <text:p>Erro:502</text:p>
          </table:table-cell>
          <table:table-cell table:style-name="ce13" table:formula="of:=VALUE(&quot;${linha.vr_produto_06}&quot;)" office:value-type="string" office:string-value="" calcext:value-type="error">
            <text:p>Erro:502</text:p>
          </table:table-cell>
          <table:table-cell table:style-name="ce10" table:formula="of:=VALUE(&quot;${linha.quantidade_07}&quot;)" office:value-type="string" office:string-value="" calcext:value-type="error">
            <text:p>Erro:502</text:p>
          </table:table-cell>
          <table:table-cell table:style-name="ce13" table:formula="of:=VALUE(&quot;${linha.vr_produto_07}&quot;)" office:value-type="string" office:string-value="" calcext:value-type="error">
            <text:p>Erro:502</text:p>
          </table:table-cell>
          <table:table-cell table:style-name="ce10" table:formula="of:=VALUE(&quot;${linha.quantidade_08}&quot;)" office:value-type="string" office:string-value="" calcext:value-type="error">
            <text:p>Erro:502</text:p>
          </table:table-cell>
          <table:table-cell table:style-name="ce13" table:formula="of:=VALUE(&quot;${linha.vr_produto_08}&quot;)" office:value-type="string" office:string-value="" calcext:value-type="error">
            <text:p>Erro:502</text:p>
          </table:table-cell>
          <table:table-cell table:style-name="ce10" table:formula="of:=VALUE(&quot;${linha.quantidade_09}&quot;)" office:value-type="string" office:string-value="" calcext:value-type="error">
            <text:p>Erro:502</text:p>
          </table:table-cell>
          <table:table-cell table:style-name="ce13" table:formula="of:=VALUE(&quot;${linha.vr_produto_09}&quot;)" office:value-type="string" office:string-value="" calcext:value-type="error">
            <text:p>Erro:502</text:p>
          </table:table-cell>
          <table:table-cell table:style-name="ce10" table:formula="of:=VALUE(&quot;${linha.quantidade_10}&quot;)" office:value-type="string" office:string-value="" calcext:value-type="error">
            <text:p>Erro:502</text:p>
          </table:table-cell>
          <table:table-cell table:style-name="ce13" table:formula="of:=VALUE(&quot;${linha.vr_produto_10}&quot;)" office:value-type="string" office:string-value="" calcext:value-type="error">
            <text:p>Erro:502</text:p>
          </table:table-cell>
          <table:table-cell table:style-name="ce10" table:formula="of:=VALUE(&quot;${linha.quantidade_11}&quot;)" office:value-type="string" office:string-value="" calcext:value-type="error">
            <text:p>Erro:502</text:p>
          </table:table-cell>
          <table:table-cell table:formula="of:=VALUE(&quot;${linha.vr_produto_11}&quot;)" office:value-type="string" office:string-value="" calcext:value-type="error">
            <text:p>Erro:502</text:p>
          </table:table-cell>
          <table:table-cell table:formula="of:=VALUE(&quot;${linha.quantidade_12}&quot;)" office:value-type="string" office:string-value="" calcext:value-type="error">
            <text:p>Erro:502</text:p>
          </table:table-cell>
          <table:table-cell table:formula="of:=VALUE(&quot;${linha.vr_produto_12}&quot;)" office:value-type="string" office:string-value="" calcext:value-type="error">
            <text:p>Erro:502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<text:a xlink:href="py3o:///if" xlink:type="simple">/if</text:a></text:p>
          </table:table-cell>
          <table:table-cell table:number-columns-repeated="7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number-columns-repeated="995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style-name="Default" table:number-columns-repeated="7"/>
          <table:table-cell table:number-columns-repeated="21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8" table:number-columns-repeated="3"/>
          <table:table-cell table:style-name="ce14" table:number-columns-repeated="5"/>
          <table:table-cell table:number-columns-repeated="21"/>
          <table:table-cell table:style-name="Default" table:number-columns-repeated="3"/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1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121" number:language="en" number:country="US">
      <number:number number:decimal-places="0" loext:min-decimal-places="0" number:min-integer-digits="0" number:grouping="true"/>
    </number:number-style>
    <style:style style:name="Default" style:family="table-cell" style:data-style-name="N0">
      <style:table-cell-properties fo:background-color="transparent" style:shrink-to-fit="true" loext:vertical-justify="auto"/>
      <style:paragraph-properties css3t:text-justify="auto"/>
      <style:text-properties style:font-name="DejaVu Sans" fo:font-family="'DejaVu Sans'" style:font-style-name="Book" style:font-family-generic="swiss" style:font-pitch="variable"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 fo:hyphenate="tru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style:rotation-angle="0" loext:vertical-justify="auto"/>
      <style:paragraph-properties css3t:text-justify="auto"/>
      <style:text-properties fo:font-size="10pt" fo:font-style="normal"/>
    </style:style>
    <style:style style:name="Decimal" style:family="table-cell" style:parent-style-name="Default" style:data-style-name="N4">
      <style:table-cell-properties style:text-align-source="fix" style:repeat-content="false" loext:vertical-justify="auto"/>
      <style:paragraph-properties fo:text-align="end" css3t:text-justify="auto"/>
    </style:style>
    <style:style style:name="Data" style:family="table-cell" style:parent-style-name="Default" style:data-style-name="N36">
      <style:table-cell-properties style:text-align-source="fix" style:repeat-content="false" loext:vertical-justify="auto"/>
      <style:paragraph-properties fo:text-align="center" css3t:text-justify="auto"/>
    </style:style>
    <style:style style:name="Booleano" style:family="table-cell" style:parent-style-name="Default" style:data-style-name="N99">
      <style:table-cell-properties style:text-align-source="fix" style:repeat-content="false" loext:vertical-justify="auto"/>
      <style:paragraph-properties fo:text-align="center" css3t:text-justify="auto"/>
    </style:style>
    <style:style style:name="Inteiro" style:family="table-cell" style:parent-style-name="Decimal" style:data-style-name="N3"/>
    <style:style style:name="Texto" style:family="table-cell" style:parent-style-name="Default" style:data-style-name="N100">
      <style:table-cell-properties style:text-align-source="fix" style:repeat-content="false" fo:background-color="transparent" fo:wrap-option="wrap" loext:vertical-justify="auto"/>
      <style:paragraph-properties fo:text-align="justify" css3t:text-justify="auto"/>
      <style:text-properties fo:hyphenate="true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print-page-order="ltr" loext:scale-to-X="1" loext:scale-to-Y="1000" style:table-centering="horizontal" style:writing-mode="lr-tb"/>
      <style:header-style>
        <style:header-footer-properties fo:min-height="7.5mm" fo:margin-left="0mm" fo:margin-right="0mm" fo:margin-bottom="2.5mm" fo:border-top="none" fo:border-bottom="0.06pt solid #000000" fo:border-left="none" fo:border-right="none" fo:padding="0mm" style:shadow="none"/>
      </style:header-style>
      <style:footer-style>
        <style:header-footer-properties fo:min-height="7.5mm" fo:margin-left="0mm" fo:margin-right="0mm" fo:margin-top="2.5mm" fo:border-top="0.06pt solid #000000" fo:border-bottom="none" fo:border-left="none" fo:border-right="none" fo:padding="0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  <style:region-right>
          <text:p>Página <text:page-number>1</text:page-number> de <text:page-count>99</text:page-count></text:p>
          <text:p><text:date style:data-style-name="N2" text:date-value="2016-06-21">00/00/0000</text:date> - <text:time style:data-style-name="N2" text:time-value="08:56:27.541783218">00:00:00</text:time></text:p>
        </style:region-right>
      </style:header>
      <style:header-left style:display="false"/>
      <style:footer>
        <style:region-left>
          <text:p>ERP Integra</text:p>
        </style:region-left>
        <style:region-right>
          <text:p><text:sheet-name>???</text:sheet-na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08:56:27.5439661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0:12:01.442479856</meta:creation-date>
    <dc:date>2016-06-21T10:44:11.612251065</dc:date>
    <meta:editing-duration>PT10H47M4S</meta:editing-duration>
    <meta:editing-cycles>87</meta:editing-cycles>
    <meta:generator>LibreOffice/5.1.3.2$Linux_X86_64 LibreOffice_project/10m0$Build-2</meta:generator>
    <meta:document-statistic meta:table-count="1" meta:cell-count="122" meta:object-count="0"/>
  </office:meta>
</office:document-meta>
</file>